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shapes>
          <draw:frame draw:z-index="0" draw:style-name="gr1" draw:text-style-name="P1" svg:width="15.997cm" svg:height="9.005cm" svg:x="8.04cm" svg:y="4.276cm">
            <draw:object draw:notify-on-update-of-ranges="Q1.A1:Q1.A1 Q1.A2:Q1.A12 Q1.B1:Q1.B1 Q1.B2:Q1.B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raySize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</table:table>
      <table:table table:name="Q2" table:style-name="ta1">
        <table:shapes>
          <draw:frame draw:z-index="0" draw:style-name="gr1" draw:text-style-name="P1" svg:width="15.997cm" svg:height="9.005cm" svg:x="10.105cm" svg:y="5.073cm">
            <draw:object draw:notify-on-update-of-ranges="Q2.B2:Q2.B13 Q2.B1:Q2.B1 Q2.C2:Q2.C13 Q2.B2:Q2.B13 Q2.D1:Q2.D1 Q2.D2:Q2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pCount</text:p>
          </table:table-cell>
          <table:table-cell office:value-type="string" calcext:value-type="string">
            <text:p>Size of Arra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9:49:40.471500751</meta:creation-date>
    <dc:date>2024-03-05T15:39:43.717890706</dc:date>
    <meta:editing-duration>PT12M39S</meta:editing-duration>
    <meta:editing-cycles>3</meta:editing-cycles>
    <meta:generator>LibreOffice/7.3.7.2$Linux_X86_64 LibreOffice_project/30$Build-2</meta:generator>
    <meta:document-statistic meta:table-count="2" meta:cell-count="4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644cm" svg:y="3.955cm" style:legend-expansion="custom" svg:width="3.144cm" svg:height="0.498cm" style:legend-expansion-aspect-ratio="6.31325301204819" chart:style-name="ch2"/>
        <chart:plot-area chart:style-name="ch3" table:cell-range-address="Q2.B1:Q2.B13 Q2.C2:Q2.D13 Q2.D1:Q2.D1" chart:data-source-has-labels="row" svg:x="1.33cm" svg:y="0.18cm" svg:width="10.994cm" svg:height="7.665cm">
          <chart:coordinate-region svg:x="1.951cm" svg:y="0.379cm" svg:width="10.186cm" svg:height="6.819cm"/>
          <chart:axis chart:dimension="x" chart:name="primary-x" chart:style-name="ch4">
            <chart:title svg:x="5.976cm" svg:y="8.025cm" chart:style-name="ch5">
              <text:p>OPCOUNT</text:p>
            </chart:title>
          </chart:axis>
          <chart:axis chart:dimension="y" chart:name="primary-y" chart:style-name="ch6">
            <chart:title svg:x="0.451cm" svg:y="4.982cm" chart:style-name="ch7">
              <text:p>Size of Array</text:p>
            </chart:title>
            <chart:grid chart:style-name="ch8" chart:class="major"/>
          </chart:axis>
          <chart:series chart:style-name="ch9" chart:values-cell-range-address="Q2.C2:Q2.C13" chart:label-cell-address="Q2.B1:Q2.B1" chart:class="chart:scatter">
            <chart:domain table:cell-range-address="Q2.B2:Q2.B13"/>
            <chart:data-point chart:repeated="12"/>
          </chart:series>
          <chart:series chart:style-name="ch10" chart:values-cell-range-address="Q2.D2:Q2.D13" chart:label-cell-address="Q2.D1:Q2.D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ize of Array</text:p>
                <draw:g>
                  <svg:desc>Q2.B1:Q2.B1</svg:desc>
                </draw:g>
              </table:table-cell>
              <table:table-cell office:value-type="string">
                <text:p/>
                <draw:g>
                  <svg:desc>Q2.D1:Q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Q2.B2:Q2.B13</svg:desc>
                </draw:g>
              </table:table-cell>
              <table:table-cell office:value-type="float" office:value="NaN">
                <text:p>NaN</text:p>
                <draw:g>
                  <svg:desc>Q2.C2:Q2.C13</svg:desc>
                </draw:g>
              </table:table-cell>
              <table:table-cell office:value-type="float" office:value="NaN">
                <text:p>NaN</text:p>
                <draw:g>
                  <svg:desc>Q2.D2:Q2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3.955cm" style:legend-expansion="high" chart:style-name="ch2"/>
        <chart:plot-area chart:style-name="ch3" table:cell-range-address="Q1.A1:Q1.B12" chart:data-source-has-labels="row" svg:x="0.319cm" svg:y="0.18cm" svg:width="12.508cm" svg:height="8.646cm">
          <chart:coordinate-region svg:x="0.94cm" svg:y="0.379cm" svg:width="11.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1.A2:Q1.A12" chart:label-cell-address="Q1.A1:Q1.A1" chart:class="chart:line">
            <chart:data-point chart:repeated="11"/>
          </chart:series>
          <chart:series chart:style-name="ch7" chart:values-cell-range-address="Q1.B2:Q1.B12" chart:label-cell-address="Q1.B1:Q1.B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ize</text:p>
                <draw:g>
                  <svg:desc>Q1.A1:Q1.A1</svg:desc>
                </draw:g>
              </table:table-cell>
              <table:table-cell office:value-type="string">
                <text:p>Opcount</text:p>
                <draw:g>
                  <svg:desc>Q1.B1:Q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Q1.A2:Q1.A12</svg:desc>
                </draw:g>
              </table:table-cell>
              <table:table-cell office:value-type="float" office:value="5">
                <text:p>5</text:p>
                <draw:g>
                  <svg:desc>Q1.B2:Q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